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25-11-03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25-07-21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25-04-21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25-01-21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24-10-21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24-09-07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24-05-01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24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23-10-24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23-07-24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23-06-28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23-06-0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23-06-06 1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23-04-24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23-02-08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23-01-03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22-11-08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22-08-08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22-06-28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22-06-28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22-05-10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22-02-10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22-01-27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21-11-10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21-08-10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21-05-05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20-08-19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20-08-19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20-05-27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20-05-12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20-02-04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9-11-18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9-10-17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9-08-12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9-04-30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9-01-29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8-11-08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8-08-17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8-05-10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8-01-30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7-10-26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7-08-09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7-05-18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7-02-09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6-11-16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6-08-23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6-05-10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6-02-23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5-11-12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5-08-13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5-05-13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5-02-11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4-11-19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4-08-07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4-05-05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4-02-18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3-10-3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3-08-07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3-04-30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3-01-30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2-11-05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2-09-12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2-08-06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2-05-09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2-02-01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1-11-02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1-08-03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1-05-04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1-02-08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0-11-04 1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0-09-21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0-08-04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0-05-06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0-02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9-11-04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9-08-05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9-05-05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9-02-0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8-11-06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8-08-06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8-05-0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8-01-29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7-11-0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7-10-23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7-08-14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7-05-22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7-02-21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6-11-02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6-08-17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6-05-24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6-02-10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5-11-01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5-08-1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5-08-09 2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5-05-05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5-02-10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4-11-02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4-08-20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4-05-07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4-02-19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3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3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2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2-05-29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2-05-07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1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1-05-03 2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1-02-15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0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0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0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99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83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83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83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83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8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8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8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8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82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82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82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82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82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82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8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8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8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8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8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81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81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81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81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81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81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8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8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8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8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8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80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80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80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80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78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8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78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0" meta:object-count="0"/>
    <meta:user-defined meta:name="AppVersion">3.0</meta:user-defined>
  </office:meta>
</office:document-meta>
</file>